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ZIONI E DOMANDE</text:p>
      <text:p text:style-name="P1"/>
      <text:p text:style-name="P2">Tra i requisiti del progetto figura la facilità di aggiunta di nuovi contenuti: la scelta è pertanto ricaduta su YAML, che, consente una formattazione pressoché automatica del contenuto. </text:p>
      <text:p text:style-name="P2">Per la porzione grafica si è scelto d utilizzare SceneBuilder, programma dall'interfaccia estremamente intuitiva, flessibile e capace di compilare automaticamente il file FXML della relativa interfaccia. </text:p>
      <text:p text:style-name="P2"/>
      <text:p text:style-name="P2">Una volta redatto il file YAML e definite le classi Java dotate dei relativi attributi, si è proceduto a creare oggetti di quest'ultima tipologia mediante una lettura integrale del documento YAML.</text:p>
      <text:p text:style-name="P2"/>
      <text:p text:style-name="P2">L'interfaccia terminata mostra il bottone che conduce al background (in alto a destra), la lezione o le domande (al centro della schermata) ed un pannello con i collegamenti alle rimanenti lezioni e domande. </text:p>
      <text:p text:style-name="P2"/>
      <text:p text:style-name="P2">Il pulsante “Vai al Playground” trasferisce la priorità della scena: il primaryStage passa dal contenere le domande/lezioni alla tabella interattiva. </text:p>
      <text:p text:style-name="P2"/>
      <text:p text:style-name="P2">Il testo della lezione propriamente detta, ricavata dal documento HTML lessonX, viene caricato in una WebView legata all'AnchorPane posto al centro del BorderPane, a sua volta vincolato alll'AnchorPane principale - si è scelto di procedere in questo modo per il ridimensionamento automatico e la facilità di formattazione offerti dal linguaggio HTML: è stato sufficiente imporre alla WebView di cui sopra di occupare quanta più interfaccia possibile. </text:p>
      <text:p text:style-name="Standard">Le domande non sono implementate in WebView: ciò ha richiesto di vincolare come opposte le visibilità del pannello domande e del pannello lezione, onde evitare sovrapposizioni. </text:p>
      <text:p text:style-name="Standard"/>
      <text:p text:style-name="Standard">Le domande sono create dinamicamente ed i relativi bottoni sono aggiunti al pannello verticale di sinistra; inizialmente, come da requisito, i pulsanti diversi da Lezione 1 e Domande 1 sono invisibili e disabilitati – è necessario rispondere correttamente a tutte le domande di una lezione per sbloccare la successiva.</text:p>
      <text:p text:style-name="Standard">La funzione SetQuestions, che prende in input la lezione ed il relativo indice intero (usato per “scorrere” le lezioni e sbloccarle), dapprima crea i bottoni (gestendone opportunamente l'interagibilità) per poi assegnare a ciascuno di essi la capacità di portare in scena le domande relative alla lezione scelta.</text:p>
      <text:p text:style-name="Standard">Per ognuna delle domande – restituite dal metodo getQuestions della classe Lesson – il metodo crea un Vbox al quale aggiunge come primo figlio un campo di testo contenente il testo della domanda; successivamente, aggiunge come secondo figlio un ToggleGroup all'interno del quale ogni Radio Button corrisponde ad un'alternativa. Il costrutto Vbox si è rivelato molto facile da annidiare e, conseguentemente, ideale per gestire l'impaginazione di domande a risposta multipla. </text:p>
      <text:p text:style-name="Standard"/>
      <text:p text:style-name="Standard">Il bottone che attiva la correzione viene aggiunto come secondo figlio di un ulteriore Vbox del quale il primo è il Vbox contenente tutte le domande – questo per evitare un bug che faceva sì che il pulsante Correzione venisse trattato come un'ulteriore domanda (la modalità di correzione, per semplicità implementativa, cicla sulle domande “appese” al relativo Vbox anziché direttamente sul documento YAML). </text:p>
      <text:p text:style-name="Standard">Il primo atto alla pressione del pulsante <text:span text:style-name="T1">Correzione </text:span>è la creazione di una variabile booleana <text:span text:style-name="T1">allGood, </text:span><text:span text:style-name="T2">inizialmente vera ma resa falsa da qualunque domanda recante la risposta sbagliata (o nessuna risposta: la guardia dell'</text:span><text:span text:style-name="T1">if</text:span><text:span text:style-name="T2"> corrispondente controlla se l'alternativa giusta sia selezionata).</text:span></text:p>
      <text:p text:style-name="Standard"><text:span text:style-name="T2">In caso di risposta sbagliata, la selezione effettuata dall'utente viene evidenziata di rosso (verde in caso di risposta corretta); qualora ogni risposta dovesse essere corretta, gli attributi </text:span><text:span text:style-name="T1">Disable </text:span><text:span text:style-name="T2">e </text:span><text:span text:style-name="T1">Visible</text:span><text:span text:style-name="T2"> dei due pannelli successivi (lezione e relative domande) diverranno rispettivamente falso e vero.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05T13:44:26.14</meta:creation-date>
    <dc:date>2019-07-06T11:53:34.94</dc:date>
    <meta:editing-duration>PT51S</meta:editing-duration>
    <meta:editing-cycles>2</meta:editing-cycles>
    <meta:generator>OpenOffice/4.1.6$Win32 OpenOffice.org_project/416m1$Build-9790</meta:generator>
    <meta:document-statistic meta:table-count="0" meta:image-count="0" meta:object-count="0" meta:page-count="1" meta:paragraph-count="14" meta:word-count="546" meta:character-count="3704"/>
  </office:meta>
</office:document-meta>
</file>